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0f1c9c" officeooo:paragraph-rsid="000f1c9c"/>
    </style:style>
    <style:style style:name="P2" style:family="paragraph">
      <style:paragraph-properties fo:text-align="center"/>
      <style:text-properties fo:color="#ce181e"/>
    </style:style>
    <style:style style:name="P3" style:family="paragraph">
      <loext:graphic-properties draw:fill-color="#ffffff"/>
      <style:paragraph-properties fo:text-align="center"/>
      <style:text-properties fo:color="#ce181e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ce181e" fo:font-size="48pt" fo:font-weight="bold" style:font-size-asian="48pt" style:font-weight-asian="bold" style:font-size-complex="48pt" style:font-weight-complex="bold"/>
    </style:style>
    <style:style style:name="gr1" style:family="graphic">
      <style:graphic-properties draw:stroke="dash" draw:stroke-dash="_33__20_Dashes_20_3_20_Dots_20__28_var_29_" svg:stroke-width="0.1in" svg:stroke-color="#ef413d" draw:marker-start-width="0.2874in" draw:marker-end-width="0.2874in" draw:fill-color="#ffffff" draw:textarea-horizontal-align="justify" draw:textarea-vertical-align="middle" draw:auto-grow-height="false" fo:min-height="10.0409in" fo:min-width="6.6484in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3" svg:width="6.6488in" svg:height="10.0413in" svg:x="0.0201in" svg:y="0.0319in"><text:p text:style-name="P2"><text:span text:style-name="T1">ANALISIS</text:span></text:p><text:p text:style-name="P2"><text:span text:style-name="T1">HARI BELAJAR</text:span></text:p><text:p text:style-name="P2"><text:span text:style-name="T1">EFEKTIF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draw:stroke-dash draw:name="_32__20_Dots_20_1_20_Dash" draw:display-name="2 Dots 1 Dash" draw:style="rect" draw:dots1="2" draw:dots2="1" draw:dots2-length="0.0799in" draw:distance="0.0799in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598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6:56:31.339282389</meta:creation-date>
    <dc:date>2019-02-02T17:12:28.358479805</dc:date>
    <meta:editing-duration>PT15M55S</meta:editing-duration>
    <meta:editing-cycles>11</meta:editing-cycles>
    <meta:generator>LibreOffice/6.0.7.3$Linux_X86_64 LibreOffice_project/00m0$Build-3</meta:generator>
    <meta:print-date>2019-02-02T17:11:55.240604752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